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592cm" fo:min-width="2.802cm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0.893cm" fo:min-width="1.659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4" style:family="graphic" style:parent-style-name="standard">
      <style:graphic-properties draw:fill-color="#e8f2a1" draw:textarea-horizontal-align="justify" draw:textarea-vertical-align="middle" draw:auto-grow-height="false" fo:min-height="0.512cm" fo:min-width="1.405cm"/>
    </style:style>
    <style:style style:name="gr5" style:family="graphic" style:parent-style-name="standard">
      <style:graphic-properties draw:fill-color="#3faf46" draw:textarea-horizontal-align="justify" draw:textarea-vertical-align="middle" draw:auto-grow-height="false" fo:min-height="0.131cm" fo:min-width="0.3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131cm" fo:min-width="0.389cm"/>
    </style:style>
    <style:style style:name="gr8" style:family="graphic" style:parent-style-name="standard">
      <style:graphic-properties draw:fill-color="#b47804" draw:textarea-horizontal-align="justify" draw:textarea-vertical-align="middle" draw:auto-grow-height="false" fo:min-height="0.893cm" fo:min-width="1.659cm"/>
    </style:style>
    <style:style style:name="gr9" style:family="graphic" style:parent-style-name="standard">
      <style:graphic-properties draw:fill-color="#e8a202" draw:textarea-horizontal-align="justify" draw:textarea-vertical-align="middle" draw:auto-grow-height="false" fo:min-height="0.131cm" fo:min-width="0.389cm"/>
    </style:style>
    <style:style style:name="gr10" style:family="graphic" style:parent-style-name="standard">
      <style:graphic-properties draw:fill-color="#e16173" draw:textarea-horizontal-align="justify" draw:textarea-vertical-align="middle" draw:auto-grow-height="false" fo:min-height="0.893cm" fo:min-width="1.659cm"/>
    </style:style>
    <style:style style:name="gr11" style:family="graphic" style:parent-style-name="standard">
      <style:graphic-properties draw:fill-color="#ff6d6d" draw:textarea-horizontal-align="justify" draw:textarea-vertical-align="middle" draw:auto-grow-height="false" fo:min-height="0.131cm" fo:min-width="0.389cm"/>
    </style:style>
    <style:style style:name="gr12" style:family="graphic" style:parent-style-name="objectwithoutfill">
      <style:graphic-properties svg:stroke-color="#3faf46" draw:marker-end="Arrow" draw:marker-end-width="0.3cm" draw:fill="solid" draw:textarea-vertical-align="middle"/>
    </style:style>
    <style:style style:name="gr13" style:family="graphic" style:parent-style-name="standard">
      <style:graphic-properties draw:fill-color="#ffa6a6" draw:textarea-horizontal-align="justify" draw:textarea-vertical-align="middle" draw:auto-grow-height="false" fo:min-height="0.512cm" fo:min-width="1.405cm"/>
    </style:style>
    <style:style style:name="gr14" style:family="graphic" style:parent-style-name="standard">
      <style:graphic-properties draw:fill-color="#ffdbb6" draw:textarea-horizontal-align="justify" draw:textarea-vertical-align="middle" draw:auto-grow-height="false" fo:min-height="0.512cm" fo:min-width="1.405cm"/>
    </style:style>
    <style:style style:name="gr15" style:family="graphic" style:parent-style-name="objectwithoutfill">
      <style:graphic-properties svg:stroke-color="#a7074b" draw:marker-end="Arrow" draw:marker-end-width="0.3cm" draw:fill="solid" draw:textarea-vertical-align="middle"/>
    </style:style>
    <style:style style:name="gr16" style:family="graphic" style:parent-style-name="objectwithoutfill">
      <style:graphic-properties svg:stroke-color="#e8a202" draw:fill="solid" draw:textarea-vertical-align="middle"/>
    </style:style>
    <style:style style:name="gr17" style:family="graphic" style:parent-style-name="objectwithoutfill">
      <style:graphic-properties svg:stroke-color="#f10d0c" draw:fill="solid" draw:textarea-vertical-align="middle"/>
    </style:style>
    <style:style style:name="gr18" style:family="graphic" style:parent-style-name="objectwithoutfill">
      <style:graphic-properties svg:stroke-color="#168253" draw:fill="solid" draw:textarea-vertical-align="middle"/>
    </style:style>
    <style:style style:name="gr19" style:family="graphic" style:parent-style-name="objectwithoutfill">
      <style:graphic-properties svg:stroke-color="#e8a202" draw:marker-end="Arrow" draw:marker-end-width="0.3cm" draw:fill="solid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77bc65"/>
      <style:paragraph-properties fo:margin-left="0cm" fo:margin-right="0cm" fo:text-align="center" fo:text-indent="0cm"/>
    </style:style>
    <style:style style:name="P3" style:family="paragraph">
      <loext:graphic-properties draw:fill-color="#e8f2a1"/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loext:graphic-properties draw:fill-color="#3faf46"/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8" style:family="paragraph">
      <loext:graphic-properties draw:fill-color="#b47804"/>
      <style:paragraph-properties fo:margin-left="0cm" fo:margin-right="0cm" fo:text-align="center" fo:text-indent="0cm"/>
    </style:style>
    <style:style style:name="P9" style:family="paragraph">
      <loext:graphic-properties draw:fill-color="#e8a202"/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10" style:family="paragraph">
      <loext:graphic-properties draw:fill-color="#e16173"/>
      <style:paragraph-properties fo:margin-left="0cm" fo:margin-right="0cm" fo:text-align="center" fo:text-indent="0cm"/>
    </style:style>
    <style:style style:name="P11" style:family="paragraph">
      <loext:graphic-properties draw:fill-color="#ff6d6d"/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12" style:family="paragraph">
      <loext:graphic-properties draw:fill="solid"/>
      <style:paragraph-properties fo:margin-left="0cm" fo:margin-right="0cm" fo:text-align="center" fo:text-indent="0cm"/>
    </style:style>
    <style:style style:name="P13" style:family="paragraph">
      <loext:graphic-properties draw:fill-color="#ffa6a6"/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14" style:family="paragraph">
      <loext:graphic-properties draw:fill-color="#ffdbb6"/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5.842cm" svg:x="9.763cm" svg:y="2.5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1.143cm" svg:x="10.017cm" svg:y="3.677cm">
          <text:p text:style-name="P1"><text:span text:style-name="T1">pod-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397cm" svg:height="1.27cm" svg:x="1.254cm" svg:y="2.016cm">
          <text:p text:style-name="P1"><text:span text:style-name="T1">pv-0</text:span><text:span text:style-name="T1"><text:line-break/></text:span><text:span text:style-name="T2">4GB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397cm" svg:height="1.27cm" svg:x="1.254cm" svg:y="7.731cm">
          <text:p text:style-name="P1"><text:span text:style-name="T3">pv-2</text:span><text:span text:style-name="T3"><text:line-break/></text:span><text:span text:style-name="T4">8</text:span><text:span text:style-name="T2">GB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397cm" svg:height="1.27cm" svg:x="1.254cm" svg:y="5.069cm">
          <text:p text:style-name="P1"><text:span text:style-name="T3">pv-1</text:span><text:span text:style-name="T3"><text:line-break/></text:span><text:span text:style-name="T4">2</text:span><text:span text:style-name="T2">G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1.905cm" svg:height="0.762cm" svg:x="4.81cm" svg:y="2.27cm">
          <text:p text:style-name="P1"><text:span text:style-name="T5">pv-claim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0.889cm" svg:height="0.381cm" svg:x="9.382cm" svg:y="4.058cm">
          <text:p text:style-name="P1"><text:span text:style-name="T6">dir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21cm" svg:height="0.645cm" svg:x="9.763cm" svg:y="2.524cm">
          <draw:text-box>
            <text:p text:style-name="P5"><text:span text:style-name="T7">statef</text:span><text:span text:style-name="T7">ul-set</text:span></text:p>
          </draw:text-box>
        </draw:frame>
        <draw:custom-shape draw:style-name="gr7" draw:text-style-name="P7" draw:layer="layout" svg:width="0.889cm" svg:height="0.381cm" svg:x="9.382cm" svg:y="5.582cm">
          <text:p text:style-name="P1"><text:span text:style-name="T6">di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159cm" svg:height="1.143cm" svg:x="10.016cm" svg:y="5.133cm">
          <text:p text:style-name="P1"><text:span text:style-name="T1">pod-1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9" draw:id="id9" draw:layer="layout" svg:width="0.889cm" svg:height="0.381cm" svg:x="9.381cm" svg:y="5.514cm">
          <text:p text:style-name="P1"><text:span text:style-name="T6">di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159cm" svg:height="1.143cm" svg:x="10.017cm" svg:y="6.725cm">
          <text:p text:style-name="P1"><text:span text:style-name="T1">pod-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4" draw:id="id4" draw:layer="layout" svg:width="0.889cm" svg:height="0.381cm" svg:x="9.382cm" svg:y="7.106cm">
          <text:p text:style-name="P1"><text:span text:style-name="T6">dir</text:span></text:p>
          <draw:enhanced-geometry svg:viewBox="0 0 21600 21600" draw:type="rectangle" draw:enhanced-path="M 0 0 L 21600 0 21600 21600 0 21600 0 0 Z N"/>
        </draw:custom-shape>
        <draw:connector draw:style-name="gr12" draw:text-style-name="P12" draw:layer="layout" draw:type="lines" draw:line-skew="0cm -0.387cm" svg:x1="6.715cm" svg:y1="2.651cm" svg:x2="9.382cm" svg:y2="4.248cm" draw:start-shape="id1" draw:start-glue-point="1" draw:end-shape="id2" draw:end-glue-point="3" svg:d="M6715 2651h500l1278 1597h889" svg:viewBox="0 0 2668 1598">
          <text:p/>
        </draw:connector>
        <draw:custom-shape draw:style-name="gr13" draw:text-style-name="P13" xml:id="id3" draw:id="id3" draw:layer="layout" svg:width="1.905cm" svg:height="0.762cm" svg:x="4.81cm" svg:y="7.985cm">
          <text:p text:style-name="P1"><text:span text:style-name="T5">pv-claim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5" draw:id="id5" draw:layer="layout" svg:width="1.905cm" svg:height="0.762cm" svg:x="4.81cm" svg:y="5.323cm">
          <text:p text:style-name="P1"><text:span text:style-name="T5">pv-claim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draw:type="lines" draw:line-skew="0cm -0.641cm" svg:x1="6.715cm" svg:y1="8.366cm" svg:x2="9.382cm" svg:y2="7.296cm" draw:start-shape="id3" draw:start-glue-point="1" draw:end-shape="id4" draw:end-glue-point="3" svg:d="M6715 8366h500l1024-1070h1143" svg:viewBox="0 0 2668 1071">
          <text:p/>
        </draw:connector>
        <draw:connector draw:style-name="gr16" draw:text-style-name="P12" draw:layer="layout" draw:type="lines" svg:x1="4.81cm" svg:y1="5.704cm" svg:x2="2.651cm" svg:y2="8.366cm" draw:start-shape="id5" draw:start-glue-point="3" draw:end-shape="id6" draw:end-glue-point="1" svg:d="M4810 5704h-502l-1157 2662h-500" svg:viewBox="0 0 2160 2663">
          <text:p/>
        </draw:connector>
        <draw:connector draw:style-name="gr17" draw:text-style-name="P12" draw:layer="layout" draw:type="lines" svg:x1="2.651cm" svg:y1="5.704cm" svg:x2="4.81cm" svg:y2="8.366cm" draw:start-shape="id7" draw:start-glue-point="1" draw:end-shape="id3" draw:end-glue-point="3" svg:d="M2651 5704h500l1157 2662h502" svg:viewBox="0 0 2160 2663">
          <text:p/>
        </draw:connector>
        <draw:connector draw:style-name="gr18" draw:text-style-name="P12" draw:layer="layout" draw:type="line" svg:x1="2.651cm" svg:y1="2.651cm" svg:x2="4.81cm" svg:y2="2.651cm" draw:start-shape="id8" draw:start-glue-point="1" draw:end-shape="id1" draw:end-glue-point="3" svg:d="M2651 2651h2159" svg:viewBox="0 0 2160 1">
          <text:p/>
        </draw:connector>
        <draw:connector draw:style-name="gr19" draw:text-style-name="P12" draw:layer="layout" draw:type="line" svg:x1="6.715cm" svg:y1="5.704cm" svg:x2="9.381cm" svg:y2="5.704cm" draw:start-shape="id5" draw:start-glue-point="1" draw:end-shape="id9" draw:end-glue-point="3" svg:d="M6715 5704h2666" svg:viewBox="0 0 2667 1">
          <text:p/>
        </draw:connector>
        <draw:frame draw:style-name="gr6" draw:text-style-name="P6" draw:layer="layout" svg:width="1.476cm" svg:height="0.645cm" svg:x="7.017cm" svg:y="4.937cm">
          <draw:text-box>
            <text:p text:style-name="P5"><text:span text:style-name="T7">mount</text:span></text:p>
          </draw:text-box>
        </draw:frame>
        <draw:frame draw:style-name="gr6" draw:text-style-name="P6" draw:layer="layout" svg:width="1.476cm" svg:height="0.645cm" svg:x="7.779cm" svg:y="2.641cm">
          <draw:text-box>
            <text:p text:style-name="P5"><text:span text:style-name="T7">moun</text:span><text:span text:style-name="T7">t</text:span></text:p>
          </draw:text-box>
        </draw:frame>
        <draw:frame draw:style-name="gr6" draw:text-style-name="P6" draw:layer="layout" svg:width="1.476cm" svg:height="0.645cm" svg:x="7.398cm" svg:y="7.721cm">
          <draw:text-box>
            <text:p text:style-name="P5"><text:span text:style-name="T7">moun</text:span><text:span text:style-name="T7">t</text:span></text:p>
          </draw:text-box>
        </draw:frame>
        <draw:frame draw:style-name="gr6" draw:text-style-name="P6" draw:layer="layout" svg:width="1.628cm" svg:height="0.645cm" svg:x="3.032cm" svg:y="2.006cm">
          <draw:text-box>
            <text:p text:style-name="P5"><text:span text:style-name="T7">bindi</text:span><text:span text:style-name="T7">ng</text:span></text:p>
          </draw:text-box>
        </draw:frame>
        <draw:frame draw:style-name="gr6" draw:text-style-name="P6" draw:layer="layout" svg:width="1.628cm" svg:height="0.645cm" svg:x="3.667cm" svg:y="6.715cm">
          <draw:text-box>
            <text:p text:style-name="P5"><text:span text:style-name="T7">bind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2T22:28:37.133598280</meta:creation-date>
    <dc:date>2020-04-22T22:51:58.159005796</dc:date>
    <meta:editing-duration>PT2M49S</meta:editing-duration>
    <meta:editing-cycles>1</meta:editing-cycles>
    <meta:document-statistic meta:object-count="26"/>
    <meta:generator>LibreOffice/6.3.2.2$Linux_X86_64 LibreOffice_project/30$Build-2</meta:generator>
  </office:meta>
</office:document-meta>
</file>